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b1a1" officeooo:paragraph-rsid="001fb1a1"/>
    </style:style>
    <style:style style:name="P2" style:family="paragraph" style:parent-style-name="Standard">
      <style:text-properties officeooo:paragraph-rsid="001fb1a1"/>
    </style:style>
    <style:style style:name="P3" style:family="paragraph" style:parent-style-name="Standard">
      <style:text-properties fo:font-weight="bold" officeooo:rsid="001fb1a1" officeooo:paragraph-rsid="001fb1a1"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ff3333"/>
    </style:style>
    <style:style style:name="T4" style:family="text">
      <style:text-properties fo:color="#ff3333" fo:font-weight="bold" style:font-size-asian="10.5pt"/>
    </style:style>
    <style:style style:name="T5" style:family="text">
      <style:text-properties fo:color="#ff0000"/>
    </style:style>
    <style:style style:name="T6" style:family="text">
      <style:text-properties officeooo:rsid="00217c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oft-page-break/>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text:span text:style-name="T4">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text:span>¿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text:span text:style-name="T6">(</text:span>se abre silenciosamente con el viento nocturno<text:span text:style-name="T6">)</text:span>. ¿Sería esa su salvación? Empieza a avanzar lentamente en dirección a la puerta abierta sin dejar de pegarse como una hiedra a la pared. ¿Estaría salvado...?</text:p>
      <text:p text:style-name="P1"/>
      <text:p text:style-name="P3">1254736</text:p>
      <text:p text:style-name="P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text:span text:style-name="T3">O tal vez fuera uno de los incontables guardianes de la ley de esta ciudad, ya preparado para ponerle las esposas de acero en las muñecas. Ya podía oír incluso el famoso <text:s/>"manos arriba, no se mueva". ¡Se sentía acorralado!</text:span>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text:span text:style-name="T6">(</text:span>Ya puede ver la oscura figura girando la esquina. Sus ojos escrutinan desesperadamente la oscuridad buscando una salida<text:span text:style-name="T6">)</text:span>.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1"><text:span text:style-name="T5">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text:span>En la oscuridad intenta desesperadamente encontrar una salida. Para su sorpresa y desesperación se da cuenta de que no se puede escapar del patio al <text:soft-page-break/>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1">Oyó pasos detrás suyo y no le gustó en absoluto. <text:span text:style-name="T2">¿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text:sp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2"/>
      <text:p text:style-name="P1">1548</text:p>
      <text:p text:style-name="P1"/>
      <text:p text:style-name="P3">2547</text:p>
      <text:p text:style-name="P1"/>
      <text:p text:style-name="P1">338898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7:59:25.252000000</meta:creation-date>
    <dc:date>2016-02-10T18:20:23.565000000</dc:date>
    <meta:editing-duration>PT18M24S</meta:editing-duration>
    <meta:editing-cycles>3</meta:editing-cycles>
    <meta:generator>LibreOffice/4.2.4.2$Windows_x86 LibreOffice_project/63150712c6d317d27ce2db16eb94c2f3d7b699f8</meta:generator>
    <meta:document-statistic meta:table-count="0" meta:image-count="0" meta:object-count="0" meta:page-count="4" meta:paragraph-count="8" meta:word-count="1312" meta:character-count="7374" meta:non-whitespace-character-count="6066"/>
  </office:meta>
</office:document-meta>
</file>